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cabdbc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color="#000000" loext:opacity="100%" style:text-line-through-style="none" style:text-line-through-type="none" style:text-underline-style="none"/>
    </style:style>
    <style:style style:name="T210" style:family="text">
      <style:text-properties fo:color="#000000" loext:opacity="100%" style:text-line-through-style="none" style:text-line-through-type="none" style:text-underline-style="none" officeooo:rsid="0aabd8f8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c5be6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c73f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ca9e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80285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officeooo:rsid="047da547"/>
    </style:style>
    <style:style style:name="T3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officeooo:rsid="04473353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cabdb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cc4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2" style:family="text">
      <style:text-properties officeooo:rsid="0aace3cd"/>
    </style:style>
    <style:style style:name="T343" style:family="text">
      <style:text-properties officeooo:rsid="0b952edb"/>
    </style:style>
    <style:style style:name="T344" style:family="text">
      <style:text-properties fo:font-size="8pt" style:font-size-asian="8pt" style:font-size-complex="8pt" loext:padding="0.049cm" loext:border="0.31pt solid #000000"/>
    </style:style>
    <style:style style:name="T345" style:family="text">
      <style:text-properties officeooo:rsid="0394a435"/>
    </style:style>
    <style:style style:name="T346" style:family="text">
      <style:text-properties officeooo:rsid="0be4091b"/>
    </style:style>
    <style:style style:name="T347" style:family="text">
      <style:text-properties officeooo:rsid="0cf7e116"/>
    </style:style>
    <style:style style:name="T348" style:family="text">
      <style:text-properties officeooo:rsid="0de11971"/>
    </style:style>
    <style:style style:name="T349" style:family="text">
      <style:text-properties officeooo:rsid="01657261" style:font-size-complex="12pt"/>
    </style:style>
    <style:style style:name="T350" style:family="text">
      <style:text-properties officeooo:rsid="0e5635a7"/>
    </style:style>
    <style:style style:name="T351" style:family="text">
      <style:text-properties officeooo:rsid="0e56c5f4"/>
    </style:style>
    <style:style style:name="T352" style:family="text">
      <style:text-properties officeooo:rsid="0e80285f"/>
    </style:style>
    <style:style style:name="T353" style:family="text">
      <style:text-properties officeooo:rsid="0e838e2a"/>
    </style:style>
    <style:style style:name="T354" style:family="text">
      <style:text-properties officeooo:rsid="0e83c34e"/>
    </style:style>
    <style:style style:name="T355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8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3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8" style:family="text">
      <style:text-properties fo:color="#808080" loext:opacity="100%" style:font-name="Liberation Sans" fo:font-size="12pt" style:font-size-asian="12pt" style:font-size-complex="12pt"/>
    </style:style>
    <style:style style:name="T36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5">C</text:span></text:span><text:span text:style-name="Strong_20_Emphasis"><text:span text:style-name="T234">hecklist voor </text:span></text:span><text:span text:style-name="Strong_20_Emphasis"><text:span text:style-name="T236">de installatie</text:span></text:span><text:span text:style-name="Strong_20_Emphasis"><text:span text:style-name="T234"> van </text:span></text:span><text:reference-mark-start text:name="Distributie"/><text:span text:style-name="Strong_20_Emphasis"><text:span text:style-name="T237">Ubuntu</text:span></text:span><text:reference-mark-end text:name="Distributie"/><text:span text:style-name="Strong_20_Emphasis"><text:span text:style-name="T237"> </text:span></text:span><text:reference-mark-start text:name="Versie"/><text:span text:style-name="Strong_20_Emphasis"><text:span text:style-name="T238">2</text:span></text:span><text:span text:style-name="Strong_20_Emphasis"><text:span text:style-name="T243">2</text:span></text:span><text:span text:style-name="Strong_20_Emphasis"><text:span text:style-name="T239">.04</text:span></text:span><text:reference-mark-end text:name="Versie"/><text:span text:style-name="Strong_20_Emphasis"><text:span text:style-name="T244"> </text:span></text:span><text:span text:style-name="Strong_20_Emphasis"><text:span text:style-name="T245">LTS</text:span></text:span><text:span text:style-name="Strong_20_Emphasis"><text:span text:style-name="T245"><text:note text:id="ftn1" text:note-class="footnote"><text:note-citation>1</text:note-citation><text:note-body><text:p text:style-name="P83"><text:span text:style-name="T345">Deze versie </text:span><text:span text:style-name="T345"><text:reference-ref text:reference-format="text" text:ref-name="Versie">22.04</text:reference-ref></text:span><text:span text:style-name="T346"><text:s/></text:span><text:span text:style-name="T345">is een zogenaamde LTS-versie (</text:span><text:span text:style-name="T348">LTS=</text:span><text:span text:style-name="T345">Long-Term Support, langetermijnondersteuning).<text:line-break/></text:span><text:span text:style-name="T266">Deze</text:span><text:span text:style-name="T267"> LTS-versie wordt </text:span><text:span text:style-name="T273">vanaf vrijgave </text:span><text:span text:style-name="T276">in </text:span><text:span text:style-name="T272">april</text:span><text:span text:style-name="T270"> 202</text:span><text:span text:style-name="T272">2</text:span><text:span text:style-name="T273"> </text:span><text:span text:style-name="T274">standaard </text:span><text:span text:style-name="T268">vijf</text:span><text:span text:style-name="T267"> jaar ondersteund</text:span><text:span text:style-name="T269"> </text:span><text:span text:style-name="T267">tot </text:span><text:span text:style-name="T272">april</text:span><text:span text:style-name="T266"> </text:span><text:span text:style-name="T267">202</text:span><text:span text:style-name="T272">7</text:span><text:span text:style-name="T269">, </text:span><text:span text:style-name="T274">met Ubuntu Pro </text:span><text:span text:style-name="T277">(zie </text:span><text:a xlink:type="simple" xlink:href="https://ubuntu.com/pro" text:style-name="Internet_20_link" text:visited-style-name="Visited_20_Internet_20_Link"><text:span text:style-name="Strong_20_Emphasis"><text:span text:style-name="T341">ubuntu.com/pro</text:span></text:span></text:a><text:span text:style-name="Strong_20_Emphasis"><text:span text:style-name="T55">) </text:span></text:span><text:span text:style-name="T274">tien jaar </text:span><text:span text:style-name="T275">ondersteuning </text:span><text:span text:style-name="T274">tot april 2032</text:span><text:span text:style-name="T271">.</text:span></text:p></text:note-body></text:note></text:span></text:span><text:span text:style-name="Strong_20_Emphasis"><text:span text:style-name="T246"> </text:span></text:span><text:reference-mark-start text:name="Editie"/><text:span text:style-name="Strong_20_Emphasis"><text:span text:style-name="T248">D</text:span></text:span><text:span text:style-name="Strong_20_Emphasis"><text:span text:style-name="T241">esktop</text:span></text:span><text:reference-mark-end text:name="Editie"/><text:span text:style-name="Strong_20_Emphasis"><text:span text:style-name="T240"> </text:span></text:span><text:span text:style-name="Strong_20_Emphasis"><text:span text:style-name="T247">(</text:span></text:span><text:span text:style-name="Strong_20_Emphasis"><text:span text:style-name="T246">Jammy Jellyfish</text:span></text:span><text:span text:style-name="Strong_20_Emphasis"><text:span text:style-name="T247">)</text:span></text:span><text:span text:style-name="Strong_20_Emphasis"><text:span text:style-name="T242">.</text:span></text:span></text:p>
      <text:p text:style-name="P9"/>
      <text:p text:style-name="P71"><text:span text:style-name="T73">Kijk op</text:span><text:span text:style-name="T234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4"> </text:span><text:span text:style-name="T308">voor</text:span><text:span text:style-name="T309"> </text:span><text:span text:style-name="T310">deze en andere </text:span><text:span text:style-name="T311">Linux documenten</text:span><text:span text:style-name="T103">, scripts, </text:span><text:span text:style-name="T104">en informatie</text:span><text:span text:style-name="T103">.</text:span></text:p>
      <text:p text:style-name="P10"/>
      <text:p text:style-name="P40"><text:span text:style-name="T67">D</text:span><text:span text:style-name="T66">it is een invulbare PD</text:span><text:span text:style-name="T68">F</text:span><text:span text:style-name="T66"> met tekst- en keuzevakken; </text:span><text:span text:style-name="T69">a</text:span><text:span text:style-name="T66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2">(zie toelichting)</text:span><text:span text:style-name="T17">:</text:span></text:p>
      <text:p text:style-name="P2"><text:span text:style-name="Definition"><text:span text:style-name="T329">g</text:span></text:span><text:span text:style-name="Definition"><text:span text:style-name="T328">ebruiker</text:span></text:span><text:span text:style-name="Definition"><text:span text:style-name="T317"><text:tab/><text:tab/></text:span></text:span><text:span text:style-name="Definition"><text:span text:style-name="T334"> <text:tab/><text:tab/></text:span></text:span><text:span text:style-name="T318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8"><text:tab/></text:span><text:span text:style-name="T319">(</text:span><text:span text:style-name="T314">volledige naam, bijv. </text:span><text:span text:style-name="T316">J</text:span><text:span text:style-name="T333">a</text:span><text:span text:style-name="T316">n </text:span><text:span text:style-name="T333">Jansen</text:span><text:span text:style-name="T315">)</text:span></text:p>
      <text:p text:style-name="Standard"><text:span text:style-name="Definition"><text:span text:style-name="T329">g</text:span></text:span><text:span text:style-name="Definition"><text:span text:style-name="T328">ebruikersnaam</text:span></text:span><text:span text:style-name="Definition"><text:span text:style-name="T313"><text:tab/></text:span></text:span><text:span text:style-name="Definition"><text:span text:style-name="T313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3"><text:tab/></text:span></text:span><text:span text:style-name="T9">(korte naam, bijv. </text:span><text:span text:style-name="T251">j</text:span><text:span text:style-name="T252">an</text:span><text:span text:style-name="T9">)</text:span></text:p>
      <text:p text:style-name="P1"><text:span text:style-name="Definition"><text:span text:style-name="T331">c</text:span></text:span><text:span text:style-name="Definition"><text:span text:style-name="T330">omputernaam</text:span></text:span><text:span text:style-name="Definition"><text:span text:style-name="T320"><text:tab/><text:tab/></text:span></text:span><text:span text:style-name="Definition"><text:span text:style-name="T318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naam van de compute</text:span></text:span><text:span text:style-name="Definition"><text:span text:style-name="T323">r, </text:span></text:span><text:span text:style-name="Definition"><text:span text:style-name="T324">bijv. </text:span></text:span><text:span text:style-name="Definition"><text:span text:style-name="T325">pc02</text:span></text:span><text:span text:style-name="Definition"><text:span text:style-name="T321">)</text:span></text:span></text:p>
      <text:p text:style-name="P1"><text:span text:style-name="Definition"><text:span text:style-name="T329">o</text:span></text:span><text:span text:style-name="Definition"><text:span text:style-name="T328">pstartmenu</text:span></text:span><text:span text:style-name="Definition"><text:span text:style-name="T318"><text:tab/><text:tab/><text:tab/></text:span></text:span><text:span text:style-name="Definition"><text:span text:style-name="T318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to</text:span></text:span><text:span text:style-name="Definition"><text:span text:style-name="T326">ets voor het opstartmedium</text:span></text:span><text:span text:style-name="Definition"><text:span text:style-name="T327">)</text:span></text:span></text:p>
      <text:p text:style-name="P1"><text:span text:style-name="Definition"><text:span text:style-name="T331">i</text:span></text:span><text:span text:style-name="Definition"><text:span text:style-name="T332">nstellingen</text:span></text:span><text:span text:style-name="T321"><text:tab/><text:tab/> <text:tab/></text:span><text:span text:style-name="T321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21"><text:tab/>(</text:span><text:span text:style-name="T322">toets voor het BIOS/UEFI-scherm</text:span><text:span text:style-name="T321">)</text:span></text:p>
      <text:p text:style-name="P3"><text:span text:style-name="Definition"><text:span text:style-name="T356">g</text:span></text:span><text:span text:style-name="Definition"><text:span text:style-name="T355">ebruiker</text:span></text:span><text:span text:style-name="Definition"><text:span text:style-name="T357">2</text:span></text:span><text:span text:style-name="Definition"><text:span text:style-name="T358"><text:tab/></text:span></text:span><text:span text:style-name="Definition"><text:span text:style-name="T368"> <text:tab/><text:tab/></text:span></text:span><text:span text:style-name="T359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9"><text:tab/></text:span><text:span text:style-name="T360">(</text:span><text:span text:style-name="T361">volledige naam </text:span><text:span text:style-name="T362">evt. 2</text:span><text:span text:style-name="T369">e</text:span><text:span text:style-name="T362"> gebruiker</text:span><text:span text:style-name="T363">)</text:span></text:p>
      <text:p text:style-name="P72"><text:span text:style-name="Definition"><text:span text:style-name="T356">g</text:span></text:span><text:span text:style-name="Definition"><text:span text:style-name="T355">ebruikersnaam</text:span></text:span><text:span text:style-name="Definition"><text:span text:style-name="T357">2</text:span></text:span><text:span text:style-name="Definition"><text:span text:style-name="T364"><text:tab/></text:span></text:span><text:span text:style-name="Definition"><text:span text:style-name="T364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4"><text:tab/></text:span></text:span><text:span text:style-name="T365">(korte naam</text:span><text:span text:style-name="T366"> </text:span><text:span text:style-name="T367">evt. 2</text:span><text:span text:style-name="T370">e</text:span><text:span text:style-name="T367"> gebruiker</text:span><text:span text:style-name="T365">)</text:span></text:p>
      <text:p text:style-name="P3"><text:span text:style-name="T253">Vervang </text:span><text:span text:style-name="Definition"><text:span text:style-name="T11">schuingedrukte</text:span></text:span><text:span text:style-name="T253"> </text:span><text:span text:style-name="T254">woorden </text:span><text:span text:style-name="T253">in deze checklist door </text:span><text:span text:style-name="T254">boven</text:span><text:span text:style-name="T253">staande waarden.</text:span></text:p>
      <text:p text:style-name="P5"/>
      <text:p text:style-name="P5"/>
      <text:p text:style-name="P4"><text:span text:style-name="T262">Nog niet op Linux?</text:span><text:span text:style-name="T255"><text:tab/></text:span><text:span text:style-name="T259"><text:tab/></text:span><text:span text:style-name="T260">G</text:span><text:span text:style-name="T256">ebruik </text:span><text:span text:style-name="Strong_20_Emphasis"><text:span text:style-name="T263">Checklist migratie</text:span></text:span><text:span text:style-name="T25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7"> onder </text:span><text:span text:style-name="T261">Linux</text:span><text:span text:style-name="T258">.</text:span></text:p>
      <text:p text:style-name="P41"><text:span text:style-name="T223">Nieuwe installatie?</text:span><text:span text:style-name="T218"><text:tab/></text:span><text:span text:style-name="T220"></text:span><text:span text:style-name="T222"><text:tab/></text:span><text:span text:style-name="T221">B</text:span><text:span text:style-name="T218">egin bij hoofdstuk </text:span><text:span text:style-name="T223"><text:bookmark-ref text:reference-format="page" text:ref-name="__RefNumPara__4009_1271708128">2</text:bookmark-ref></text:span><text:span text:style-name="T218"><text:s text:c="2"/></text:span><text:span text:style-name="T224"><text:bookmark-ref text:reference-format="text" text:ref-name="__RefNumPara__4009_1271708128">Installatie uitvoeren</text:bookmark-ref></text:span><text:span text:style-name="T219">.</text:span></text:p>
      <text:p text:style-name="P24"/>
      <text:p text:style-name="P24"/>
      <text:list xml:id="list1215425724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8"><text:s/></text:span></text:span><text:span text:style-name="Strong_20_Emphasis"><text:span text:style-name="T151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8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9">E</text:span></text:span><text:span text:style-name="User_20_Entry"><text:span text:style-name="T201">v</text:span></text:span><text:span text:style-name="User_20_Entry"><text:span text:style-name="T202">en</text:span></text:span><text:span text:style-name="User_20_Entry"><text:span text:style-name="T204">t</text:span></text:span><text:span text:style-name="User_20_Entry"><text:span text:style-name="T205">uele </text:span></text:span><text:span text:style-name="User_20_Entry"><text:span text:style-name="T206">extra </text:span></text:span><text:span text:style-name="User_20_Entry"><text:span text:style-name="T208">gebruiker</text:span></text:span><text:span text:style-name="User_20_Entry"><text:span text:style-name="T206">s aanmelden </text:span></text:span><text:span text:style-name="User_20_Entry"><text:span text:style-name="T207">en dezelfde stappen uitvoeren</text:span></text:span><text:span text:style-name="User_20_Entry"><text:span text:style-name="T203">.</text:span></text:span></text:p></text:note-body></text:note></text:span></text:span><text:span text:style-name="Strong_20_Emphasis"><text:span text:style-name="T109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0"><text:s/></text:span></text:span><text:span text:style-name="Strong_20_Emphasis"><text:span text:style-name="T152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0">Installeer </text:span></text:span><text:span text:style-name="Strong_20_Emphasis"><text:span text:style-name="T149">pakket kz</text:span></text:span><text:span text:style-name="Strong_20_Emphasis"><text:span text:style-name="T149"><text:note text:id="ftn3" text:note-class="footnote"><text:note-citation>3</text:note-citation><text:note-body><text:p text:style-name="P80"><text:span text:style-name="T353">Debian-</text:span><text:span text:style-name="T354">p</text:span>akket kz plaatst documenten en scripts van Karel Zimmer <text:span text:style-name="T352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9"> </text:span></text:span><text:span text:style-name="Strong_20_Emphasis"><text:span text:style-name="T111">via </text:span></text:span><text:span text:style-name="Strong_20_Emphasis"><text:span text:style-name="T119">een </text:span></text:span><text:span text:style-name="Strong_20_Emphasis"><text:span text:style-name="T125">druk op de </text:span></text:span><text:span text:style-name="Strong_20_Emphasis"><text:span text:style-name="T122">Super</text:span></text:span><text:span text:style-name="Strong_20_Emphasis"><text:span text:style-name="T125">-toets</text:span></text:span><text:span text:style-name="Strong_20_Emphasis"><text:span text:style-name="T71"><text:note text:id="ftn4" text:note-class="footnote"><text:note-citation>4</text:note-citation><text:note-body><text:p text:style-name="P67"><text:span text:style-name="T217">D</text:span>e <text:span text:style-name="T344">Super</text:span>-toets <text:span text:style-name="T217">is </text:span>de Windows<text:span text:style-name="T347">-</text:span><text:span text:style-name="T343">toets</text:span>, <text:span text:style-name="T347">C</text:span>ommand-<text:span text:style-name="T343">toets</text:span>, of <text:span text:style-name="T347">V</text:span>ergrootglas-toets.</text:p></text:note-body></text:note></text:span></text:span><text:span text:style-name="Strong_20_Emphasis"><text:span text:style-name="T119">, </text:span></text:span><text:span text:style-name="Strong_20_Emphasis"><text:span text:style-name="T132">t</text:span></text:span><text:span text:style-name="Strong_20_Emphasis"><text:span text:style-name="T124">yp </text:span></text:span><text:span text:style-name="Strong_20_Emphasis"><text:span text:style-name="T173">ter</text:span></text:span><text:span text:style-name="Strong_20_Emphasis"><text:span text:style-name="T174">m</text:span></text:span><text:span text:style-name="Strong_20_Emphasis"><text:span text:style-name="T113"> </text:span></text:span><text:span text:style-name="Strong_20_Emphasis"><text:span text:style-name="T133">e</text:span></text:span><text:span text:style-name="Strong_20_Emphasis"><text:span text:style-name="T111">n </text:span></text:span><text:span text:style-name="Strong_20_Emphasis"><text:span text:style-name="T127">k</text:span></text:span><text:span text:style-name="Strong_20_Emphasis"><text:span text:style-name="T111">lik op het pictogram van </text:span></text:span><text:span text:style-name="Strong_20_Emphasis"><text:span text:style-name="T175">Terminalvenster</text:span></text:span><text:span text:style-name="Strong_20_Emphasis"><text:span text:style-name="T113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10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4">, of </text:span></text:span><text:span text:style-name="Strong_20_Emphasis"><text:span text:style-name="T113">kopieer en plak, de</text:span></text:span><text:span text:style-name="Strong_20_Emphasis"><text:span text:style-name="T115">z</text:span></text:span><text:span text:style-name="Strong_20_Emphasis"><text:span text:style-name="T113">e </text:span></text:span><text:span text:style-name="Strong_20_Emphasis"><text:span text:style-name="T116">twee </text:span></text:span><text:span text:style-name="Strong_20_Emphasis"><text:span text:style-name="T113">opdrachten, ieder gevolgd door de </text:span></text:span><text:span text:style-name="Strong_20_Emphasis"><text:span text:style-name="T112">Enter</text:span></text:span><text:span text:style-name="Strong_20_Emphasis"><text:span text:style-name="T111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7">olg </text:span></text:span><text:span text:style-name="Strong_20_Emphasis"><text:span text:style-name="T11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10"><text:s/></text:span></text:span><text:span text:style-name="Strong_20_Emphasis"><text:span text:style-name="Strong_20_Emphasis"><text:span text:style-name="T152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9">Bereid de installatie voor </text:span></text:span><text:span text:style-name="Strong_20_Emphasis"><text:span text:style-name="T111">via </text:span></text:span><text:span text:style-name="Strong_20_Emphasis"><text:span text:style-name="T119">een </text:span></text:span><text:span text:style-name="Strong_20_Emphasis"><text:span text:style-name="T120">druk </text:span></text:span><text:span text:style-name="Strong_20_Emphasis"><text:span text:style-name="T121">op de </text:span></text:span><text:span text:style-name="Strong_20_Emphasis"><text:span text:style-name="T122">Super</text:span></text:span><text:span text:style-name="Strong_20_Emphasis"><text:span text:style-name="T121">-toets</text:span></text:span><text:span text:style-name="Strong_20_Emphasis"><text:span text:style-name="T72"><text:note-ref text:note-class="footnote" text:reference-format="text" text:ref-name="ftn4">4</text:note-ref></text:span></text:span><text:span text:style-name="Strong_20_Emphasis"><text:span text:style-name="T119">, </text:span></text:span><text:span text:style-name="Strong_20_Emphasis"><text:span text:style-name="T123">t</text:span></text:span><text:span text:style-name="Strong_20_Emphasis"><text:span text:style-name="T124">yp </text:span></text:span><text:span text:style-name="Strong_20_Emphasis"><text:span text:style-name="T169">men</text:span></text:span><text:span text:style-name="Strong_20_Emphasis"><text:span text:style-name="T170">u</text:span></text:span><text:span text:style-name="Strong_20_Emphasis"><text:span text:style-name="T125"> </text:span></text:span><text:span text:style-name="Strong_20_Emphasis"><text:span text:style-name="T126">e</text:span></text:span><text:span text:style-name="Strong_20_Emphasis"><text:span text:style-name="T111">n </text:span></text:span><text:span text:style-name="Strong_20_Emphasis"><text:span text:style-name="T127">k</text:span></text:span><text:span text:style-name="Strong_20_Emphasis"><text:span text:style-name="T111">lik op het pictogram van</text:span></text:span><text:span text:style-name="Strong_20_Emphasis"><text:span text:style-name="T153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121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1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8">K</text:span></text:span><text:span text:style-name="Strong_20_Emphasis"><text:span text:style-name="T129">ie</text:span></text:span><text:span text:style-name="Strong_20_Emphasis"><text:span text:style-name="T130">s</text:span></text:span><text:span text:style-name="Strong_20_Emphasis"><text:span text:style-name="T118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78">stallatie voorbereiden</text:span></text:span><text:span text:style-name="Strong_20_Emphasis"><text:span text:style-name="T131"> </text:span></text:span><text:span text:style-name="Strong_20_Emphasis"><text:span text:style-name="T117">en volg </text:span></text:span><text:span text:style-name="Strong_20_Emphasis"><text:span text:style-name="T118">de aanwijzingen op het scherm.</text:span></text:span></text:p>
          </table:table-cell>
        </table:table-row>
      </table:table>
      <text:p text:style-name="P13"/>
      <text:list xml:id="list161007755748689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10"><text:s/></text:span></text:span><text:span text:style-name="Strong_20_Emphasis"><text:span text:style-name="T152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09"><text:s/></text:span><text:span text:style-name="T209"><text:reference-ref text:reference-format="text" text:ref-name="Editie">Desktop</text:reference-ref></text:span><text:span text:style-name="T209"><text:s/>Live</text:span><text:span text:style-name="T209"><text:note text:id="ftn5" text:note-class="footnote"><text:note-citation>1</text:note-citation><text:note-body><text:p text:style-name="P66"><text:span text:style-name="T335">Vanaf ee</text:span>n Live <text:span text:style-name="T342">USB-stick </text:span><text:span text:style-name="T350">(</text:span><text:span text:style-name="T342">of </text:span><text:span text:style-name="T351">cd/dvd</text:span><text:span text:style-name="T350">)</text:span><text:span text:style-name="T19"> </text:span>kunt <text:span text:style-name="T335">u opstarten en</text:span> met <text:reference-ref text:reference-format="text" text:ref-name="Distributie">Ubuntu</text:reference-ref><text:s/>werken zonder deze te installeren.</text:p></text:note-body></text:note></text:span><text:span text:style-name="T209"> </text:span><text:span text:style-name="T210">USB-stick</text:span><text:span text:style-name="T210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7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8">Ubuntu 2</text:span></text:span><text:span text:style-name="Strong_20_Emphasis"><text:span text:style-name="T59">2</text:span></text:span><text:span text:style-name="Strong_20_Emphasis"><text:span text:style-name="T58">.04.</text:span></text:span><text:span text:style-name="Strong_20_Emphasis"><text:span text:style-name="T63">..</text:span></text:span><text:span text:style-name="Strong_20_Emphasis"><text:span text:style-name="T58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2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0">64-bit PC (AMD64) desktop image</text:span></text:span><text:span text:style-name="Strong_20_Emphasis"><text:span text:style-name="T216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7">s</text:span></text:span><text:span text:style-name="Strong_20_Emphasis"><text:span text:style-name="T60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6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1">Schijfinstellingen</text:span></text:span><text:span text:style-name="Strong_20_Emphasis"><text:span text:style-name="T38"> </text:span></text:span><text:span text:style-name="Strong_20_Emphasis"><text:span text:style-name="T61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1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1">Terugzetten starten</text:span></text:span><text:span text:style-name="Strong_20_Emphasis"><text:span text:style-name="T38"> en vervolgens op </text:span></text:span><text:span text:style-name="Strong_20_Emphasis"><text:span text:style-name="T61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4">Etche</text:span></text:span><text:span text:style-name="Strong_20_Emphasis"><text:span text:style-name="T215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9">.</text:span></text:p>
            <text:p text:style-name="P44"><text:span text:style-name="T197">Opstartmenu/</text:span><text:span text:style-name="T198">boot menu</text:span><text:span text:style-name="T197"> </text:span><text:span text:style-name="T196">via </text:span><text:span text:style-name="Definition"><text:span text:style-name="T349">opstartmenu</text:span></text:span><text:span text:style-name="T196">, </text:span><text:span text:style-name="T197">instellingen/</text:span><text:span text:style-name="T198">setup</text:span><text:span text:style-name="T196"> via </text:span><text:span text:style-name="Definition"><text:span text:style-name="T4">instellingen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10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4">Kies</text:span></text:span><text:span text:style-name="Strong_20_Emphasis"><text:span text:style-name="T74"> </text:span></text:span><text:span text:style-name="Strong_20_Emphasis"><text:span text:style-name="T155">als</text:span></text:span><text:span text:style-name="Strong_20_Emphasis"><text:span text:style-name="T75"> </text:span></text:span><text:span text:style-name="Strong_20_Emphasis"><text:span text:style-name="T76">mogelijk</text:span></text:span><text:span text:style-name="Strong_20_Emphasis"><text:span text:style-name="T74"> </text:span></text:span><text:span text:style-name="Strong_20_Emphasis"><text:span text:style-name="T77">met pijltjes-toetsen</text:span></text:span><text:span text:style-name="Strong_20_Emphasis"><text:span text:style-name="T78"> </text:span></text:span><text:span text:style-name="Strong_20_Emphasis"><text:span text:style-name="T176">Nederlands</text:span></text:span><text:span text:style-name="Strong_20_Emphasis"><text:span text:style-name="T79"> </text:span></text:span><text:span text:style-name="Strong_20_Emphasis"><text:span text:style-name="T77">en druk op </text:span></text:span><text:span text:style-name="Strong_20_Emphasis"><text:span text:style-name="T80">de </text:span></text:span><text:span text:style-name="Strong_20_Emphasis"><text:span text:style-name="T81">Enter</text:span></text:span><text:span text:style-name="Strong_20_Emphasis"><text:span text:style-name="T80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5">Kies </text:span><text:span text:style-name="T264">Ubuntu installeren </text:span><text:span text:style-name="Strong_20_Emphasis"><text:span text:style-name="T155">en druk op </text:span></text:span><text:span text:style-name="Strong_20_Emphasis"><text:span text:style-name="T156">de </text:span></text:span><text:span text:style-name="Strong_20_Emphasis"><text:span text:style-name="T157">Enter</text:span></text:span><text:span text:style-name="Strong_20_Emphasis"><text:span text:style-name="T156">-toets</text:span></text:span><text:span text:style-name="T265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5">V</text:span></text:span><text:span text:style-name="Strong_20_Emphasis"><text:span text:style-name="T101">olg de aanwijzingen </text:span></text:span><text:span text:style-name="Strong_20_Emphasis"><text:span text:style-name="T106">op de schermen</text:span></text:span><text:span text:style-name="Strong_20_Emphasis"><text:span text:style-name="T16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0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2">Als </text:span></text:span><text:span text:style-name="Strong_20_Emphasis"><text:span text:style-name="T83">het </text:span></text:span><text:span text:style-name="Strong_20_Emphasis"><text:span text:style-name="T84">het scherm </text:span></text:span><text:span text:style-name="Strong_20_Emphasis"><text:span text:style-name="T183">Draadloos</text:span></text:span><text:span text:style-name="Strong_20_Emphasis"><text:span text:style-name="T84"> </text:span></text:span><text:span text:style-name="Strong_20_Emphasis"><text:span text:style-name="T83">verschijnt, </text:span></text:span><text:span text:style-name="Strong_20_Emphasis"><text:span text:style-name="T85">kies</text:span></text:span><text:span text:style-name="Strong_20_Emphasis"><text:span text:style-name="T84"> </text:span></text:span><text:span text:style-name="Strong_20_Emphasis"><text:span text:style-name="T107">het</text:span></text:span><text:span text:style-name="Strong_20_Emphasis"><text:span text:style-name="T85"> draadloos netwerk, maak </text:span></text:span><text:span text:style-name="Strong_20_Emphasis"><text:span text:style-name="T73">verbinding, </text:span></text:span><text:span text:style-name="Strong_20_Emphasis"><text:span text:style-name="T86">en klik</text:span></text:span><text:span text:style-name="Strong_20_Emphasis"><text:span text:style-name="T73"> </text:span></text:span><text:span text:style-name="Strong_20_Emphasis"><text:span text:style-name="T87">op </text:span></text:span><text:span text:style-name="Strong_20_Emphasis"><text:span text:style-name="T179">Verder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0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4">Installatietype</text:span></text:span><text:span text:style-name="Strong_20_Emphasis"><text:span text:style-name="T159"> </text:span></text:span><text:span text:style-name="Strong_20_Emphasis"><text:span text:style-name="T160">selecteer</text:span></text:span><text:span text:style-name="Strong_20_Emphasis"><text:span text:style-name="T161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90">lik </text:span></text:span><text:span text:style-name="Strong_20_Emphasis"><text:span text:style-name="T91">op</text:span></text:span><text:span text:style-name="Strong_20_Emphasis"><text:span text:style-name="T90"> </text:span></text:span><text:span text:style-name="Strong_20_Emphasis"><text:span text:style-name="T181">I</text:span></text:span><text:span text:style-name="Strong_20_Emphasis"><text:span text:style-name="T182">nstalle</text:span></text:span><text:span text:style-name="Strong_20_Emphasis"><text:span text:style-name="T181">e</text:span></text:span><text:span text:style-name="Strong_20_Emphasis"><text:span text:style-name="T182">r </text:span></text:span><text:span text:style-name="Strong_20_Emphasis"><text:span text:style-name="T181">nu</text:span></text:span><text:span text:style-name="Strong_20_Emphasis"><text:span text:style-name="T90">, </text:span></text:span><text:span text:style-name="Strong_20_Emphasis"><text:span text:style-name="T102">of klik op </text:span></text:span><text:span text:style-name="Strong_20_Emphasis"><text:span text:style-name="T177">Verder</text:span></text:span><text:span text:style-name="Strong_20_Emphasis"><text:span text:style-name="T102"> en </text:span></text:span><text:span text:style-name="Strong_20_Emphasis"><text:span text:style-name="T158">c</text:span></text:span><text:span text:style-name="Strong_20_Emphasis"><text:span text:style-name="T92">ontroleer de </text:span></text:span><text:span text:style-name="Strong_20_Emphasis"><text:span text:style-name="T93">voorgestelde </text:span></text:span><text:span text:style-name="Strong_20_Emphasis"><text:span text:style-name="T92">schijfindelin</text:span></text:span><text:span text:style-name="Strong_20_Emphasis"><text:span text:style-name="T94">g,</text:span></text:span><text:span text:style-name="Strong_20_Emphasis"><text:span text:style-name="T92"> </text:span></text:span><text:span text:style-name="Strong_20_Emphasis"><text:span text:style-name="T95">kies de gewenste schijf, </text:span></text:span><text:span text:style-name="Strong_20_Emphasis"><text:span text:style-name="T94">en </text:span></text:span><text:span text:style-name="Strong_20_Emphasis"><text:span text:style-name="T164">k</text:span></text:span><text:span text:style-name="Strong_20_Emphasis"><text:span text:style-name="T165">lik op </text:span></text:span><text:span text:style-name="Strong_20_Emphasis"><text:span text:style-name="T181">I</text:span></text:span><text:span text:style-name="Strong_20_Emphasis"><text:span text:style-name="T182">nstalle</text:span></text:span><text:span text:style-name="Strong_20_Emphasis"><text:span text:style-name="T181">e</text:span></text:span><text:span text:style-name="Strong_20_Emphasis"><text:span text:style-name="T182">r </text:span></text:span><text:span text:style-name="Strong_20_Emphasis"><text:span text:style-name="T181">nu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4">Wilt u deze aanpassingen wegschrijven naar de schijven? </text:span></text:span><text:span text:style-name="Strong_20_Emphasis"><text:span text:style-name="T96">controleer de </text:span></text:span><text:span text:style-name="Strong_20_Emphasis"><text:span text:style-name="T97">partities</text:span></text:span><text:span text:style-name="Strong_20_Emphasis"><text:span text:style-name="T96"> </text:span></text:span><text:span text:style-name="Strong_20_Emphasis"><text:span text:style-name="T98">die </text:span></text:span><text:span text:style-name="Strong_20_Emphasis"><text:span text:style-name="T99">geformatteerd</text:span></text:span><text:span text:style-name="Strong_20_Emphasis"><text:span text:style-name="T98"> worden </text:span></text:span><text:span text:style-name="Strong_20_Emphasis"><text:span text:style-name="T96">en </text:span></text:span><text:span text:style-name="Strong_20_Emphasis"><text:span text:style-name="T88">klik </text:span></text:span><text:span text:style-name="Strong_20_Emphasis"><text:span text:style-name="T90">op </text:span></text:span><text:span text:style-name="Strong_20_Emphasis"><text:span text:style-name="T180">Verder</text:span></text:span><text:span text:style-name="Strong_20_Emphasis"><text:span text:style-name="T90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10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10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3"><text:span text:style-name="Strong_20_Emphasis"><text:span text:style-name="T162"/></text:span></text:p>
      <text:list xml:id="list161005956307134" text:continue-numbering="true" text:style-name="L1">
        <text:list-item>
          <text:p text:style-name="P85"><text:span text:style-name="Strong_20_Emphasis"><text:span text:style-name="T185">Installatie </text:span></text:span><text:span text:style-name="Strong_20_Emphasis"><text:span text:style-name="T186">afronden</text:span></text:span></text:p>
        </text:list-item>
      </text:list>
      <text:p text:style-name="P47"><text:span text:style-name="Strong_20_Emphasis"><text:span text:style-name="T1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10"><text:s/></text:span></text:span><text:span text:style-name="Strong_20_Emphasis"><text:span text:style-name="T152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5">V</text:span></text:span><text:span text:style-name="Strong_20_Emphasis"><text:span text:style-name="T101">olg de aanwijzingen </text:span></text:span><text:span text:style-name="Strong_20_Emphasis"><text:span text:style-name="T106">op de schermen</text:span></text:span><text:span text:style-name="Strong_20_Emphasis"><text:span text:style-name="T166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0"><text:s/></text:span></text:span><text:span text:style-name="Strong_20_Emphasis"><text:span text:style-name="T152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10">Installeer </text:span></text:span><text:span text:style-name="Strong_20_Emphasis"><text:span text:style-name="T149">pakket kz</text:span></text:span><text:span text:style-name="Strong_20_Emphasis"><text:span text:style-name="T149"><text:note text:id="ftn7" text:note-class="footnote"><text:note-citation>1</text:note-citation><text:note-body><text:p text:style-name="P75"><text:span text:style-name="T353">Debian-p</text:span>akket kz plaatst documenten en scripts van Karel Zimmer <text:span text:style-name="T352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1"> </text:span></text:span><text:span text:style-name="Strong_20_Emphasis"><text:span text:style-name="T150">via </text:span></text:span><text:span text:style-name="Strong_20_Emphasis"><text:span text:style-name="T119">een </text:span></text:span><text:span text:style-name="Strong_20_Emphasis"><text:span text:style-name="T134">druk</text:span></text:span><text:span text:style-name="Strong_20_Emphasis"><text:span text:style-name="T119"> op</text:span></text:span><text:span text:style-name="Strong_20_Emphasis"><text:span text:style-name="T135"> de </text:span></text:span><text:span text:style-name="Strong_20_Emphasis"><text:span text:style-name="T122">Super</text:span></text:span><text:span text:style-name="Strong_20_Emphasis"><text:span text:style-name="T135">-toets</text:span></text:span><text:span text:style-name="Strong_20_Emphasis"><text:span text:style-name="T125"><text:note text:id="ftn8" text:note-class="footnote"><text:note-citation>2</text:note-citation><text:note-body><text:p text:style-name="P42"><text:span text:style-name="T230">De </text:span><text:span text:style-name="T231">Super</text:span><text:span text:style-name="T230">-toets is de Windows</text:span><text:span text:style-name="T232">-</text:span><text:span text:style-name="T233">toets</text:span><text:span text:style-name="T230">, </text:span><text:span text:style-name="T232">C</text:span><text:span text:style-name="T230">ommand-</text:span><text:span text:style-name="T233">toets</text:span><text:span text:style-name="T230">, of </text:span><text:span text:style-name="T232">V</text:span><text:span text:style-name="T230">ergrootglas-toets.</text:span></text:p></text:note-body></text:note></text:span></text:span><text:span text:style-name="Strong_20_Emphasis"><text:span text:style-name="T119">, </text:span></text:span><text:span text:style-name="Strong_20_Emphasis"><text:span text:style-name="T132">t</text:span></text:span><text:span text:style-name="Strong_20_Emphasis"><text:span text:style-name="T124">yp </text:span></text:span><text:span text:style-name="Strong_20_Emphasis"><text:span text:style-name="T173">ter</text:span></text:span><text:span text:style-name="Strong_20_Emphasis"><text:span text:style-name="T174">m</text:span></text:span><text:span text:style-name="Strong_20_Emphasis"><text:span text:style-name="T113"> </text:span></text:span><text:span text:style-name="Strong_20_Emphasis"><text:span text:style-name="T133">e</text:span></text:span><text:span text:style-name="Strong_20_Emphasis"><text:span text:style-name="T111">n </text:span></text:span><text:span text:style-name="Strong_20_Emphasis"><text:span text:style-name="T127">k</text:span></text:span><text:span text:style-name="Strong_20_Emphasis"><text:span text:style-name="T111">lik op het pictogram van </text:span></text:span><text:span text:style-name="Strong_20_Emphasis"><text:span text:style-name="T175">Terminalvenster</text:span></text:span><text:span text:style-name="Strong_20_Emphasis"><text:span text:style-name="T113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10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4">, of </text:span></text:span><text:span text:style-name="Strong_20_Emphasis"><text:span text:style-name="T113">kopieer en plak, de</text:span></text:span><text:span text:style-name="Strong_20_Emphasis"><text:span text:style-name="T136">z</text:span></text:span><text:span text:style-name="Strong_20_Emphasis"><text:span text:style-name="T113">e </text:span></text:span><text:span text:style-name="Strong_20_Emphasis"><text:span text:style-name="T116">twee </text:span></text:span><text:span text:style-name="Strong_20_Emphasis"><text:span text:style-name="T113">opdrachten, ieder gevolgd door de </text:span></text:span><text:span text:style-name="Strong_20_Emphasis"><text:span text:style-name="T112">Enter</text:span></text:span><text:span text:style-name="Strong_20_Emphasis"><text:span text:style-name="T111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7">olg </text:span></text:span><text:span text:style-name="Strong_20_Emphasis"><text:span text:style-name="T11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0"><text:s/></text:span></text:span><text:span text:style-name="Strong_20_Emphasis"><text:span text:style-name="T152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7">Rond de</text:span></text:span><text:span text:style-name="Strong_20_Emphasis"><text:span text:style-name="T138"> installatie </text:span></text:span><text:span text:style-name="Strong_20_Emphasis"><text:span text:style-name="T137">af </text:span></text:span><text:span text:style-name="Strong_20_Emphasis"><text:span text:style-name="T111">via </text:span></text:span><text:span text:style-name="Strong_20_Emphasis"><text:span text:style-name="T139">een</text:span></text:span><text:span text:style-name="Strong_20_Emphasis"><text:span text:style-name="T140"> druk</text:span></text:span><text:span text:style-name="Strong_20_Emphasis"><text:span text:style-name="T139"> op</text:span></text:span><text:span text:style-name="Strong_20_Emphasis"><text:span text:style-name="T135"> de </text:span></text:span><text:span text:style-name="Strong_20_Emphasis"><text:span text:style-name="T122">Super</text:span></text:span><text:span text:style-name="Strong_20_Emphasis"><text:span text:style-name="T135">-toets</text:span></text:span><text:span text:style-name="Strong_20_Emphasis"><text:span text:style-name="T71"><text:note-ref text:note-class="footnote" text:reference-format="text" text:ref-name="ftn8">2</text:note-ref></text:span></text:span><text:span text:style-name="Strong_20_Emphasis"><text:span text:style-name="T119">, </text:span></text:span><text:span text:style-name="Strong_20_Emphasis"><text:span text:style-name="T132">t</text:span></text:span><text:span text:style-name="Strong_20_Emphasis"><text:span text:style-name="T124">yp </text:span></text:span><text:span text:style-name="Strong_20_Emphasis"><text:span text:style-name="T171">men</text:span></text:span><text:span text:style-name="Strong_20_Emphasis"><text:span text:style-name="T170">u</text:span></text:span><text:span text:style-name="Strong_20_Emphasis"><text:span text:style-name="T125"> </text:span></text:span><text:span text:style-name="Strong_20_Emphasis"><text:span text:style-name="T133">e</text:span></text:span><text:span text:style-name="Strong_20_Emphasis"><text:span text:style-name="T111">n </text:span></text:span><text:span text:style-name="Strong_20_Emphasis"><text:span text:style-name="T127">k</text:span></text:span><text:span text:style-name="Strong_20_Emphasis"><text:span text:style-name="T111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125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0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1">K</text:span></text:span><text:span text:style-name="Strong_20_Emphasis"><text:span text:style-name="T129">ie</text:span></text:span><text:span text:style-name="Strong_20_Emphasis"><text:span text:style-name="T130">s </text:span></text:span><text:span text:style-name="Strong_20_Emphasis"><text:span text:style-name="T192">3</text:span></text:span><text:span text:style-name="Strong_20_Emphasis"><text:span text:style-name="T167">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141"> </text:span></text:span><text:span text:style-name="Strong_20_Emphasis"><text:span text:style-name="T131">en </text:span></text:span><text:span text:style-name="Strong_20_Emphasis"><text:span text:style-name="T142">v</text:span></text:span><text:span text:style-name="Strong_20_Emphasis"><text:span text:style-name="T118">olg de aanwijzingen op het scherm.</text:span></text:span></text:p>
          </table:table-cell>
        </table:table-row>
      </table:table>
      <text:p text:style-name="P47"><text:span text:style-name="Strong_20_Emphasis"><text:span text:style-name="T100"><text:tab/></text:span></text:span></text:p>
      <text:p text:style-name="P48"><text:span text:style-name="Strong_20_Emphasis"><text:span text:style-name="T131"/></text:span></text:p>
      <text:p text:style-name="P49"><text:span text:style-name="Strong_20_Emphasis"><text:span text:style-name="T118"/></text:span></text:p>
      <text:list xml:id="list161006676926520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10"><text:s/></text:span></text:span><text:span text:style-name="Strong_20_Emphasis"><text:span text:style-name="T152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43"><text:note text:id="ftn9" text:note-class="footnote"><text:note-citation>1</text:note-citation><text:note-body><text:p text:style-name="P69"><text:span text:style-name="User_20_Entry"><text:span text:style-name="T211">E</text:span></text:span><text:span text:style-name="User_20_Entry"><text:span text:style-name="T212">ventuele extra </text:span></text:span><text:span text:style-name="User_20_Entry"><text:span text:style-name="T213">gebruiker</text:span></text:span><text:span text:style-name="User_20_Entry"><text:span text:style-name="T212">s aanmelden en dezelfde stappen uitvoeren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10"><text:s/></text:span></text:span><text:span text:style-name="Strong_20_Emphasis"><text:span text:style-name="T152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4">R</text:span></text:span><text:span text:style-name="Strong_20_Emphasis"><text:span text:style-name="T145">icht </text:span></text:span><text:span text:style-name="Strong_20_Emphasis"><text:span text:style-name="T146">de </text:span></text:span><text:span text:style-name="Definition"><text:span text:style-name="T21">gebruiker</text:span></text:span><text:span text:style-name="Strong_20_Emphasis"><text:span text:style-name="T145"> </text:span></text:span><text:span text:style-name="Strong_20_Emphasis"><text:span text:style-name="T147">in </text:span></text:span><text:span text:style-name="Strong_20_Emphasis"><text:span text:style-name="T111">via </text:span></text:span><text:span text:style-name="Strong_20_Emphasis"><text:span text:style-name="T139">een</text:span></text:span><text:span text:style-name="Strong_20_Emphasis"><text:span text:style-name="T140"> druk</text:span></text:span><text:span text:style-name="Strong_20_Emphasis"><text:span text:style-name="T139"> op</text:span></text:span><text:span text:style-name="Strong_20_Emphasis"><text:span text:style-name="T135"> de </text:span></text:span><text:span text:style-name="Strong_20_Emphasis"><text:span text:style-name="T122">Super</text:span></text:span><text:span text:style-name="Strong_20_Emphasis"><text:span text:style-name="T135">-toets</text:span></text:span><text:span text:style-name="Strong_20_Emphasis"><text:span text:style-name="T71"><text:note text:id="ftn10" text:note-class="footnote"><text:note-citation>2</text:note-citation><text:note-body><text:p text:style-name="P67"><text:span text:style-name="T217">D</text:span>e <text:span text:style-name="T344">Super</text:span>-toets <text:span text:style-name="T217">is </text:span>de Windows<text:span text:style-name="T347">-</text:span><text:span text:style-name="T343">toets</text:span>, <text:span text:style-name="T347">C</text:span>ommand-<text:span text:style-name="T343">toets</text:span>, of <text:span text:style-name="T347">V</text:span>ergrootglas-toets.</text:p></text:note-body></text:note></text:span></text:span><text:span text:style-name="Strong_20_Emphasis"><text:span text:style-name="T119">, </text:span></text:span><text:span text:style-name="Strong_20_Emphasis"><text:span text:style-name="T132">t</text:span></text:span><text:span text:style-name="Strong_20_Emphasis"><text:span text:style-name="T124">yp </text:span></text:span><text:span text:style-name="Strong_20_Emphasis"><text:span text:style-name="T171">men</text:span></text:span><text:span text:style-name="Strong_20_Emphasis"><text:span text:style-name="T170">u</text:span></text:span><text:span text:style-name="Strong_20_Emphasis"><text:span text:style-name="T125"> </text:span></text:span><text:span text:style-name="Strong_20_Emphasis"><text:span text:style-name="T133">e</text:span></text:span><text:span text:style-name="Strong_20_Emphasis"><text:span text:style-name="T111">n </text:span></text:span><text:span text:style-name="Strong_20_Emphasis"><text:span text:style-name="T127">k</text:span></text:span><text:span text:style-name="Strong_20_Emphasis"><text:span text:style-name="T111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12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1">K</text:span></text:span><text:span text:style-name="Strong_20_Emphasis"><text:span text:style-name="T129">ie</text:span></text:span><text:span text:style-name="Strong_20_Emphasis"><text:span text:style-name="T130">s </text:span></text:span><text:span text:style-name="Strong_20_Emphasis"><text:span text:style-name="T192">4 </text:span></text:span><text:span text:style-name="Strong_20_Emphasis"><text:span text:style-name="T172">Gebruiker inrichten</text:span></text:span><text:span text:style-name="Strong_20_Emphasis"><text:span text:style-name="T141"> </text:span></text:span><text:span text:style-name="Strong_20_Emphasis"><text:span text:style-name="T131">en </text:span></text:span><text:span text:style-name="Strong_20_Emphasis"><text:span text:style-name="T142">v</text:span></text:span><text:span text:style-name="Strong_20_Emphasis"><text:span text:style-name="T118">olg de aanwijzingen op het scherm</text:span></text:span><text:span text:style-name="Strong_20_Emphasis"><text:span text:style-name="T168">.</text:span></text:span></text:p>
          </table:table-cell>
        </table:table-row>
      </table:table>
      <text:p text:style-name="P18"><text:span text:style-name="Strong_20_Emphasis"><text:span text:style-name="T148"/></text:span></text:p>
      <text:p text:style-name="P37"/>
      <text:p text:style-name="P37"/>
      <text:p text:style-name="P39"><text:span text:style-name="T225">E</text:span><text:span text:style-name="T226">inde c</text:span><text:span text:style-name="T227">hecklist, </text:span><text:span text:style-name="T228">d</text:span><text:span text:style-name="T227">e installatie van </text:span><text:span text:style-name="T227"><text:reference-ref text:reference-format="text" text:ref-name="Distributie">Ubuntu</text:reference-ref></text:span><text:span text:style-name="T227"><text:s/></text:span><text:span text:style-name="T229"><text:reference-ref text:reference-format="text" text:ref-name="Versie">22.04</text:reference-ref></text:span><text:span text:style-name="Strong_20_Emphasis"><text:span text:style-name="T249"><text:s/></text:span></text:span><text:span text:style-name="Strong_20_Emphasis"><text:span text:style-name="T250">LTS</text:span></text:span><text:span text:style-name="T70"> </text:span><text:span text:style-name="T227"><text:reference-ref text:reference-format="text" text:ref-name="Editie">Desktop</text:reference-ref></text:span><text:span text:style-name="T227"><text:s/>is voltooid.</text:span></text:p>
      <text:p text:style-name="P16"/>
      <text:p text:style-name="P6"><text:span text:style-name="Emphasis"><text:span text:style-name="T303">Geschreven </text:span></text:span><text:span text:style-name="Emphasis"><text:span text:style-name="T307">in </text:span></text:span><text:span text:style-name="Emphasis"><text:span text:style-name="T306">2022 </text:span></text:span><text:span text:style-name="Emphasis"><text:span text:style-name="T30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4">Karel Zimmer</text:span></text:span></text:a><text:span text:style-name="Emphasis"><text:span text:style-name="T30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5">Creative Commons Publiek Domein Verklaring</text:span></text:span></text:a><text:span text:style-name="Emphasis"><text:span text:style-name="T30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10T16:10:05.494266352">10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10T16:10:05.367186581</dc:date>
    <meta:keyword>Installatie</meta:keyword>
    <meta:keyword>Checklist</meta:keyword>
    <meta:keyword>Linux</meta:keyword>
    <meta:editing-cycles>6540</meta:editing-cycles>
    <meta:editing-duration>P11DT14H6M52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38" meta:character-count="5091" meta:non-whitespace-character-count="4377"/>
    <meta:user-defined meta:name="Info 1"/>
    <meta:user-defined meta:name="Info 2"/>
    <meta:user-defined meta:name="Info 3"/>
    <meta:user-defined meta:name="Info 4"/>
  </office:meta>
</office:document-meta>
</file>